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7168" officeooo:paragraph-rsid="00067168"/>
    </style:style>
    <style:style style:name="P2" style:family="paragraph" style:parent-style-name="Standard">
      <style:text-properties officeooo:rsid="00067168" officeooo:paragraph-rsid="00090c0f"/>
    </style:style>
    <style:style style:name="P3" style:family="paragraph" style:parent-style-name="Standard">
      <style:text-properties officeooo:paragraph-rsid="00090c0f"/>
    </style:style>
    <style:style style:name="P4" style:family="paragraph" style:parent-style-name="Standard" style:list-style-name="L1">
      <style:text-properties officeooo:paragraph-rsid="00067168"/>
    </style:style>
    <style:style style:name="P5" style:family="paragraph" style:parent-style-name="Standard" style:list-style-name="L1">
      <style:text-properties officeooo:rsid="00067168" officeooo:paragraph-rsid="00067168"/>
    </style:style>
    <style:style style:name="P6" style:family="paragraph" style:parent-style-name="Standard" style:list-style-name="L2">
      <style:text-properties officeooo:rsid="00067168" officeooo:paragraph-rsid="00090c0f"/>
    </style:style>
    <style:style style:name="P7" style:family="paragraph" style:parent-style-name="Standard">
      <style:text-properties officeooo:rsid="00067168" officeooo:paragraph-rsid="00067168"/>
    </style:style>
    <style:style style:name="P8" style:family="paragraph" style:parent-style-name="Standard">
      <style:text-properties officeooo:rsid="00067168" officeooo:paragraph-rsid="00090c0f"/>
    </style:style>
    <style:style style:name="P9" style:family="paragraph" style:parent-style-name="Standard" style:list-style-name="L3">
      <style:paragraph-properties>
        <style:tab-stops>
          <style:tab-stop style:position="3.149cm"/>
        </style:tab-stops>
      </style:paragraph-properties>
      <style:text-properties officeooo:paragraph-rsid="00090c0f"/>
    </style:style>
    <style:style style:name="P10" style:family="paragraph" style:parent-style-name="Standard">
      <style:paragraph-properties>
        <style:tab-stops>
          <style:tab-stop style:position="3.149cm"/>
        </style:tab-stops>
      </style:paragraph-properties>
      <style:text-properties officeooo:paragraph-rsid="000a47a2"/>
    </style:style>
    <style:style style:name="P11" style:family="paragraph" style:parent-style-name="Standard">
      <style:paragraph-properties>
        <style:tab-stops>
          <style:tab-stop style:position="3.149cm"/>
        </style:tab-stops>
      </style:paragraph-properties>
      <style:text-properties officeooo:rsid="000a47a2" officeooo:paragraph-rsid="000a47a2"/>
    </style:style>
    <style:style style:name="P12" style:family="paragraph" style:parent-style-name="Standard" style:list-style-name="L2">
      <style:text-properties officeooo:rsid="000ad4ee" officeooo:paragraph-rsid="000ad4ee"/>
    </style:style>
    <style:style style:name="P13" style:family="paragraph" style:parent-style-name="Standard">
      <style:text-properties officeooo:paragraph-rsid="00090c0f"/>
    </style:style>
    <style:style style:name="P14" style:family="paragraph" style:parent-style-name="Text_20_body">
      <style:text-properties officeooo:rsid="00090c0f"/>
    </style:style>
    <style:style style:name="P15" style:family="paragraph" style:parent-style-name="Text_20_body" style:list-style-name="L3">
      <style:paragraph-properties>
        <style:tab-stops>
          <style:tab-stop style:position="3.149cm"/>
        </style:tab-stops>
      </style:paragraph-properties>
      <style:text-properties officeooo:paragraph-rsid="000a47a2"/>
    </style:style>
    <style:style style:name="P16" style:family="paragraph" style:parent-style-name="Text_20_body" style:list-style-name="L4">
      <style:paragraph-properties>
        <style:tab-stops>
          <style:tab-stop style:position="3.149cm"/>
        </style:tab-stops>
      </style:paragraph-properties>
      <style:text-properties officeooo:paragraph-rsid="000a47a2"/>
    </style:style>
    <style:style style:name="P17" style:family="paragraph" style:parent-style-name="Text_20_body" style:list-style-name="L4">
      <style:paragraph-properties>
        <style:tab-stops>
          <style:tab-stop style:position="3.149cm"/>
        </style:tab-stops>
      </style:paragraph-properties>
      <style:text-properties officeooo:rsid="000a47a2" officeooo:paragraph-rsid="000a47a2"/>
    </style:style>
    <style:style style:name="P18" style:family="paragraph" style:parent-style-name="Text_20_body">
      <style:text-properties officeooo:rsid="000a47a2" officeooo:paragraph-rsid="000a47a2"/>
    </style:style>
    <style:style style:name="P19" style:family="paragraph" style:parent-style-name="Text_20_body">
      <style:text-properties officeooo:rsid="000ad4ee" officeooo:paragraph-rsid="000ad4ee"/>
    </style:style>
    <style:style style:name="P20" style:family="paragraph" style:parent-style-name="Text_20_body">
      <style:text-properties officeooo:paragraph-rsid="000ad4ee"/>
    </style:style>
    <style:style style:name="P21" style:family="paragraph" style:parent-style-name="Text_20_body">
      <style:text-properties fo:language="es" fo:country="ES" officeooo:paragraph-rsid="000ad4ee"/>
    </style:style>
    <style:style style:name="P22" style:family="paragraph" style:parent-style-name="Text_20_body">
      <style:text-properties officeooo:rsid="000c8c47" officeooo:paragraph-rsid="000c8c47"/>
    </style:style>
    <style:style style:name="P23" style:family="paragraph" style:parent-style-name="Heading_20_1">
      <style:text-properties officeooo:paragraph-rsid="000ad4e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>
        <style:tab-stops>
          <style:tab-stop style:position="3.149cm"/>
        </style:tab-stops>
      </style:paragraph-properties>
      <style:text-properties officeooo:paragraph-rsid="00090c0f"/>
    </style:style>
    <style:style style:name="T1" style:family="text">
      <style:text-properties officeooo:rsid="00067168"/>
    </style:style>
    <style:style style:name="T2" style:family="text">
      <style:text-properties officeooo:rsid="00082ea7"/>
    </style:style>
    <style:style style:name="T3" style:family="text">
      <style:text-properties officeooo:rsid="00090c0f"/>
    </style:style>
    <style:style style:name="T4" style:family="text">
      <style:text-properties officeooo:rsid="000a47a2"/>
    </style:style>
    <style:style style:name="T5" style:family="text">
      <style:text-properties officeooo:rsid="000ad4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álogo musical </text:p>
      <text:p text:style-name="P1"/>
      <text:list xml:id="list7959965223178711960" text:style-name="L1">
        <text:list-item>
          <text:p text:style-name="P4"><text:a xlink:type="simple" xlink:href="#1.Pop|outline" text:style-name="Internet_20_link" text:visited-style-name="Visited_20_Internet_20_Link"><text:span text:style-name="T3">#1.Pop|outline</text:span></text:a></text:p>
        </text:list-item>
        <text:list-item>
          <text:p text:style-name="P5"><text:a xlink:type="simple" xlink:href="#2.Balada |outline" text:style-name="Internet_20_link" text:visited-style-name="Visited_20_Internet_20_Link">Balada </text:a></text:p>
        </text:list-item>
        <text:list-item>
          <text:p text:style-name="P5"><text:a xlink:type="simple" xlink:href="#3.Rock |outline" text:style-name="Internet_20_link" text:visited-style-name="Visited_20_Internet_20_Link">Rock </text:a></text:p>
        </text:list-item>
        <text:list-item>
          <text:p text:style-name="P5"><text:a xlink:type="simple" xlink:href="#4.Ranchera|outline" text:style-name="Internet_20_link" text:visited-style-name="Visited_20_Internet_20_Link">Ranchera </text:a></text:p>
        </text:list-item>
        <text:list-item>
          <text:p text:style-name="P5"><text:a xlink:type="simple" xlink:href="#5.Musical |outline" text:style-name="Internet_20_link" text:visited-style-name="Visited_20_Internet_20_Link">Musical </text:a></text:p>
        </text:list-item>
      </text:list>
      <text:p text:style-name="P1"/>
      <text:p text:style-name="P1"/>
      <text:h text:style-name="P25" text:outline-level="1"><text:span text:style-name="T3">P</text:span>op</text:h>
      <text:p text:style-name="P14">Intérprete<text:span text:style-name="T4">s</text:span></text:p>
      <text:list xml:id="list495314447408174990" text:style-name="L4">
        <text:list-item>
          <text:p text:style-name="P16"><text:span text:style-name="T1">Justin Bieber</text:span></text:p>
          <text:p text:style-name="P16"><text:span text:style-name="T1">Video: B</text:span><text:a xlink:type="simple" xlink:href="https://www.youtube.com/watch?v=kffacxfA7G4" text:style-name="Internet_20_link" text:visited-style-name="Visited_20_Internet_20_Link"><text:span text:style-name="T1">aby</text:span></text:a></text:p>
          <text:p text:style-name="P16"><text:span text:style-name="T4"><text:s/>Letra: </text:span><text:a xlink:type="simple" xlink:href="http://www.metrolyrics.com/baby-lyrics-justin-bieber.html" text:style-name="Internet_20_link" text:visited-style-name="Visited_20_Internet_20_Link"><text:span text:style-name="T4">Baby</text:span></text:a><text:span text:style-name="Citation"><text:span text:style-name="T3"> </text:span></text:span></text:p>
        </text:list-item>
        <text:list-item>
          <text:p text:style-name="P17">Selena Gomez</text:p>
        </text:list-item>
      </text:list>
      <text:list xml:id="list1006822238481942820" text:style-name="L3">
        <text:list-header>
          <text:p text:style-name="P15"><text:span text:style-name="T4">Video: </text:span><text:a xlink:type="simple" xlink:href="https://www.youtube.com/watch?v=FMlcn-_jpWY" text:style-name="Internet_20_link" text:visited-style-name="Visited_20_Internet_20_Link"><text:span text:style-name="T4">Hands to myself</text:span></text:a></text:p>
          <text:p text:style-name="P15"><text:span text:style-name="T4"><text:s/>Letra:</text:span><text:a xlink:type="simple" xlink:href="http://www.azlyrics.com/lyrics/selenagomez/handstomyself.html" text:style-name="Internet_20_link" text:visited-style-name="Visited_20_Internet_20_Link"><text:span text:style-name="T4">Hands to myself</text:span></text:a></text:p>
          <text:p text:style-name="P9"/>
        </text:list-header>
      </text:list>
      <text:p text:style-name="P10"><text:span text:style-name="T4">3. <text:s/>Demi lovato</text:span></text:p>
      <text:p text:style-name="P10"/>
      <text:p text:style-name="P11">Video:<text:a xlink:type="simple" xlink:href="https://www.youtube.com/watch?v=il9nqWw9W3Y" text:style-name="Internet_20_link" text:visited-style-name="Visited_20_Internet_20_Link">cool for the summer</text:a></text:p>
      <text:p text:style-name="P11">Letra:<text:a xlink:type="simple" xlink:href="http://www.azlyrics.com/lyrics/demilovato/coolforthesummer.html" text:style-name="Internet_20_link" text:visited-style-name="Visited_20_Internet_20_Link">cool for the summer</text:a></text:p>
      <text:p text:style-name="P11"><text:s/></text:p>
      <text:h text:style-name="Heading_20_1" text:outline-level="1" text:is-list-header="true"/>
      <text:h text:style-name="P24" text:outline-level="1">Balada </text:h>
      <text:p text:style-name="P18">Interpretes</text:p>
      <text:p text:style-name="Text_20_body"><text:span text:style-name="T4"><text:tab/>1.</text:span>Alexander Acha </text:p>
      <text:p text:style-name="P18">Video: <text:a xlink:type="simple" xlink:href="https://www.youtube.com/watch?v=kpm6J8gyIrM&amp;spfreload=10" text:style-name="Internet_20_link" text:visited-style-name="Visited_20_Internet_20_Link">Te amo </text:a></text:p>
      <text:p text:style-name="P18">Letra: <text:a xlink:type="simple" xlink:href="file:///home/patria/Ejercicios-de-procesador-de-texto-/www.musica.com%20›%20A%20›%20Alexander%20Acha" text:style-name="Internet_20_link" text:visited-style-name="Visited_20_Internet_20_Link">Te amo</text:a></text:p>
      <text:p text:style-name="P18"><text:tab/>2. Ana Bárbara</text:p>
      <text:p text:style-name="P18">Video: <text:a xlink:type="simple" xlink:href="https://www.youtube.com/watch?v=dfFDtDCVwEo" text:style-name="Internet_20_link" text:visited-style-name="Visited_20_Internet_20_Link">Bandido</text:a> </text:p>
      <text:p text:style-name="P18">Letra: <text:a xlink:type="simple" xlink:href="file:///home/patria/Ejercicios-de-procesador-de-texto-/www.musica.com%20›%20A" text:style-name="Internet_20_link" text:visited-style-name="Visited_20_Internet_20_Link">Bandido </text:a></text:p>
      <text:p text:style-name="P18"><text:tab/>3.<text:span text:style-name="T5">María Ines</text:span></text:p>
      <text:p text:style-name="P19">Video: <text:a xlink:type="simple" xlink:href="https://www.youtube.com/watch?v=VjaIhdGCgWM" text:style-name="Internet_20_link" text:visited-style-name="Visited_20_Internet_20_Link">Te amaré </text:a></text:p>
      <text:p text:style-name="P19">Letra: <text:a xlink:type="simple" xlink:href="http://musicasmp3s.com/Maria-Ines-Te-amare.html" text:style-name="Internet_20_link" text:visited-style-name="Visited_20_Internet_20_Link">Te amaré </text:a></text:p>
      <text:h text:style-name="P24" text:outline-level="1">Rock </text:h>
      <text:p text:style-name="Text_20_body"/>
      <text:p text:style-name="P2">Intérpretes</text:p>
      <text:p text:style-name="P2"/>
      <text:list xml:id="list3763536312880031723" text:style-name="L2">
        <text:list-header>
          <text:p text:style-name="P6"><text:span text:style-name="T5">The 1975</text:span><text:tab/></text:p>
        </text:list-header>
      </text:list>
      <text:p text:style-name="P3"><text:span text:style-name="T1"><text:tab/>Video: C</text:span><text:a xlink:type="simple" xlink:href="https://www.youtube.com/watch?v=CHk5SWVO4p8" text:style-name="Internet_20_link" text:visited-style-name="Visited_20_Internet_20_Link"><text:span text:style-name="T1">hocolate</text:span></text:a><text:span text:style-name="T1"> </text:span></text:p>
      <text:p text:style-name="P3"><text:span text:style-name="Citation"><text:tab/></text:span><text:span text:style-name="Citation"><text:span text:style-name="T2">Letra: </text:span></text:span><text:a xlink:type="simple" xlink:href="http://www.metrolyrics.com/chocolate-lyrics-the-1975.html" text:style-name="Internet_20_link" text:visited-style-name="Visited_20_Internet_20_Link"><text:span text:style-name="Citation"><text:span text:style-name="T2">Chocolate</text:span></text:span></text:a><text:span text:style-name="Citation"><text:span text:style-name="T2"> </text:span></text:span></text:p>
      <text:p text:style-name="P3"/>
      <text:p text:style-name="P3"/>
      <text:list xml:id="list101554080336958" text:continue-numbering="true" text:style-name="L2">
        <text:list-header>
          <text:p text:style-name="P12">Arctic Monkeys</text:p>
        </text:list-header>
      </text:list>
      <text:p text:style-name="P2"><text:span text:style-name="T2"><text:tab/>Video: </text:span><text:a xlink:type="simple" xlink:href="https://www.youtube.com/watch?v=qHss1bjFMJc&amp;noredirect=1" text:style-name="Internet_20_link" text:visited-style-name="Visited_20_Internet_20_Link"><text:span text:style-name="T2">Baby I'm yours</text:span></text:a><text:span text:style-name="T2"> </text:span></text:p>
      <text:list xml:id="list101554799189392" text:continue-numbering="true" text:style-name="L2">
        <text:list-header>
          <text:p text:style-name="P6"><text:span text:style-name="T2">Letra: </text:span><text:a xlink:type="simple" xlink:href="http://www.musica.com/letras.asp?letra=994545" text:style-name="Internet_20_link" text:visited-style-name="Visited_20_Internet_20_Link"><text:span text:style-name="T2">Baby I' m yours </text:span></text:a></text:p>
        </text:list-header>
      </text:list>
      <text:p text:style-name="P2"/>
      <text:p text:style-name="P2"/>
      <text:p text:style-name="P2"><text:s text:c="11"/><text:span text:style-name="T5">Pink Floyd</text:span></text:p>
      <text:p text:style-name="P3"><text:span text:style-name="T1"><text:s text:c="11"/>Video:</text:span><text:bookmark text:name="eow-title"/><text:a xlink:type="simple" xlink:href="https://www.youtube.com/watch?v=8UXircX3VdM" text:style-name="Internet_20_link" text:visited-style-name="Visited_20_Internet_20_Link">Shine On You Crazy Diamond</text:a></text:p>
      <text:p text:style-name="P3"><text:span text:style-name="T1"><text:s text:c="11"/>Letra:</text:span><text:bookmark text:name="eow-title1"/><text:a xlink:type="simple" xlink:href="http://www.azlyrics.com/lyrics/pinkfloyd/shineonyoucrazydiamondiv.html" text:style-name="Internet_20_link" text:visited-style-name="Visited_20_Internet_20_Link">Shine On You Crazy Diamond</text:a></text:p>
      <text:p text:style-name="P2"/>
      <text:p text:style-name="P2"><text:span text:style-name="Citation"/></text:p>
      <text:p text:style-name="P3"/>
      <text:p text:style-name="P3"><text:span text:style-name="Citation"/></text:p>
      <text:h text:style-name="P24" text:outline-level="1">Ranchera</text:h>
      <text:p text:style-name="Text_20_body"/>
      <text:p text:style-name="Text_20_body"><text:bookmark text:name="firstHeading"/>Beatriz Adriana</text:p>
      <text:p text:style-name="Text_20_body"><text:bookmark text:name="eow-title4"/><text:span text:style-name="T5">video:</text:span><text:a xlink:type="simple" xlink:href="https://www.youtube.com/watch?v=sL0bcCDkFaA" text:style-name="Internet_20_link" text:visited-style-name="Visited_20_Internet_20_Link">Las Margaritas</text:a> </text:p>
      <text:p text:style-name="P19">letra:<text:a xlink:type="simple" xlink:href="http://www.musica.com/letras.asp?letra=923031" text:style-name="Internet_20_link" text:visited-style-name="Visited_20_Internet_20_Link">las margaritas</text:a></text:p>
      <text:p text:style-name="Text_20_body"><text:bookmark text:name="firstHeading2"/>Francisco Avitia</text:p>
      <text:p text:style-name="P20"><text:span text:style-name="T5">video:</text:span><text:bookmark text:name="eow-title5"/><text:a xlink:type="simple" xlink:href="https://www.youtube.com/watch?v=e28m-Bfvr18" text:style-name="Internet_20_link" text:visited-style-name="Visited_20_Internet_20_Link">Entre Copa y Copa</text:a> </text:p>
      <text:p text:style-name="P20"><text:span text:style-name="T5">letra:</text:span><text:bookmark text:name="eow-title6"/><text:a xlink:type="simple" xlink:href="http://www.musica.com/letras.asp?letra=1127028" text:style-name="Internet_20_link" text:visited-style-name="Visited_20_Internet_20_Link">Entre Copa y Copa </text:a></text:p>
      <text:p text:style-name="Text_20_body"><text:bookmark text:name="firstHeading3"/>Lola Beltrán</text:p>
      <text:p text:style-name="P20"><text:span text:style-name="T5">video:</text:span><text:bookmark text:name="eow-title7"/><text:a xlink:type="simple" xlink:href="https://www.youtube.com/watch?v=QnAErgbzmtU" text:style-name="Internet_20_link" text:visited-style-name="Visited_20_Internet_20_Link">PALOMA NEGRA</text:a></text:p>
      <text:p text:style-name="P20"><text:span text:style-name="T5">letra:</text:span><text:bookmark text:name="eow-title8"/><text:a xlink:type="simple" xlink:href="https://www.letras.com/chavela-vargas/399793/" text:style-name="Internet_20_link" text:visited-style-name="Visited_20_Internet_20_Link">PALOMA NEGRA</text:a></text:p>
      <text:p text:style-name="P19"/>
      <text:p text:style-name="P19"/>
      <text:p text:style-name="P21"/>
      <text:p text:style-name="P20"/>
      <text:p text:style-name="P20"/>
      <text:h text:style-name="P23" text:outline-level="1" text:is-list-header="true"/>
      <text:p text:style-name="P20"/>
      <text:h text:style-name="P24" text:outline-level="1">Musical </text:h>
      <text:p text:style-name="Text_20_body"/>
      <text:p text:style-name="P22">Intérpretes </text:p>
      <text:p text:style-name="P22">1.Ana </text:p>
      <text:p text:style-name="P22">Video: <text:a xlink:type="simple" xlink:href="https://www.youtube.com/watch?v=zat_iAQxN18" text:style-name="Internet_20_link" text:visited-style-name="Visited_20_Internet_20_Link">La gallina</text:a></text:p>
      <text:p text:style-name="P22">Letra:<text:a xlink:type="simple" xlink:href="file:///home/patria/Ejercicios-de-procesador-de-texto-/www.letras.com%20›%20Axé%20›%20Enrique%20Y%20Ana%20›%20La%20Gallina%20Cocoua" text:style-name="Internet_20_link" text:visited-style-name="Visited_20_Internet_20_Link"> La gallina </text:a></text:p>
      <text:p text:style-name="P22">2.</text:p>
      <text:p text:style-name="P22">Video: <text:a xlink:type="simple" xlink:href="https://www.youtube.com/watch?v=tQUhgkdKc40" text:style-name="Internet_20_link" text:visited-style-name="Visited_20_Internet_20_Link">El twis del mono liso </text:a></text:p>
      <text:p text:style-name="P22">Letra: <text:a xlink:type="simple" xlink:href="file:///home/patria/Ejercicios-de-procesador-de-texto-/www.musica.com%20›%20M%20›%20Maria%20Elena%20Walsh" text:style-name="Internet_20_link" text:visited-style-name="Visited_20_Internet_20_Link">El twis del mono de liso </text:a></text:p>
      <text:p text:style-name="P22">3.</text:p>
      <text:p text:style-name="P22">Video: <text:a xlink:type="simple" xlink:href="https://www.youtube.com/watch?v=AVnvCMvKmxs" text:style-name="Internet_20_link" text:visited-style-name="Visited_20_Internet_20_Link">Mi amigo felix</text:a></text:p>
      <text:p text:style-name="P22">Letra: <text:a xlink:type="simple" xlink:href="file:///home/patria/Ejercicios-de-procesador-de-texto-/www.musica.com%20›%20E%20›%20Enrique%20Y%20Ana" text:style-name="Internet_20_link" text:visited-style-name="Visited_20_Internet_20_Link">Mi amigo feli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20:11.033579764</meta:creation-date>
    <dc:date>2016-10-14T10:12:43.215264791</dc:date>
    <meta:editing-duration>PT1H3M3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6" meta:paragraph-count="61" meta:word-count="158" meta:character-count="977" meta:non-whitespace-character-count="820"/>
  </office:meta>
</office:document-meta>
</file>